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0217" officeooo:paragraph-rsid="00120217"/>
    </style:style>
    <style:style style:name="P2" style:family="paragraph" style:parent-style-name="Standard">
      <style:text-properties fo:font-weight="bold" officeooo:rsid="00144a35" officeooo:paragraph-rsid="001606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068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1"/>
      <text:p text:style-name="P1"><text:span text:style-name="T1">1 c iii</text:span> Do we need to write vectors eHat and Yhat in full in the report? </text:p>
      <text:p text:style-name="P1"/>
      <text:p text:style-name="P1"><text:span text:style-name="T1">1 c viii</text:span> What are the degrees of freedom of the F-statistic in question? Is it not dimX=2?</text:p>
      <text:p text:style-name="P1"/>
      <text:p text:style-name="P1"><text:span text:style-name="T1">1 f</text:span> we can;t test it because there exists no reduced model for Y = X0 * beta0</text:p>
      <text:p text:style-name="P1"/>
      <text:p text:style-name="P1"><text:span text:style-name="T1">2 a</text:span> I do we need to center the data beforehand? Do we call it ttest(Y0, Y1)? That gives the same statistic as in the prev question t=-6.99, but it should be different because this is a paired t-test <text:s text:c="2"/></text:p>
      <text:p text:style-name="P1"/>
      <text:p text:style-name="P1">Part 2</text:p>
      <text:p text:style-name="P1"/>
      <text:p text:style-name="P1"><text:span text:style-name="T1">1 d</text:span> iii do we check duplicates in the actual permutations or in the t-values? If two permutations have G0={<text:span text:style-name="T1">3 1</text:span> 2 9 4 7} and G0={<text:span text:style-name="T1">1 3</text:span> 2 9 4 7}, do we consider them to be duplicates or not?</text:p>
      <text:p text:style-name="P1"/>
      <text:p text:style-name="P1"><text:span text:style-name="T1">2 b</text:span> For each permutation, do we compute the t-values for all voxels in the image (40x40x40 t-values) and then find the t-max? And then repeat the process for all the 12,000 t-maxes? </text:p>
      <text:p text:style-name="P1"/>
      <text:p text:style-name="P1"><text:span text:style-name="T1">2 d</text:span>. the answer is just one number corresponding to the t-threshold among the 12,000 t-max values, right? That is, t_threshold = sorted_tmax(12,000 * 95/100) </text:p>
      <text:p text:style-name="P1"/>
      <text:p text:style-name="P2">2. c <text:span text:style-name="T2">how do we correct </text:span><text:span text:style-name="T3">the </text:span><text:span text:style-name="T2">p-value for </text:span><text:span text:style-name="T3">multiple comparisons</text:span><text:span text:style-name="T2">? Maybe p = p / 12,000?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1:24:56.491827762</meta:creation-date>
    <dc:date>2015-03-06T11:53:47.571613255</dc:date>
    <meta:editing-duration>PT16M19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10" meta:word-count="212" meta:character-count="1062" meta:non-whitespace-character-count="853"/>
  </office:meta>
</office:document-meta>
</file>